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top="0.1665in" fo:margin-bottom="0.0835in"/>
      <style:text-properties style:font-name="Arial" fo:font-size="12.0pt"/>
    </style:style>
    <style:style style:name="P2" style:family="paragraph" style:parent-style-name="Standard">
      <style:text-properties style:font-name="Times New Roman" fo:font-size="12.0pt"/>
    </style:style>
    <style:style style:name="P3" style:family="paragraph" style:parent-style-name="Standard">
      <style:paragraph-properties fo:margin-top="0.1665in" fo:margin-bottom="0.0835in"/>
      <style:text-properties style:font-name="Arial" fo:font-size="14.0pt"/>
    </style:style>
    <style:style style:name="P4" style:family="paragraph" style:parent-style-name="Standard">
      <style:paragraph-properties fo:text-align="justify"/>
      <style:text-properties style:font-name="Times New Roman" fo:font-size="12.0pt"/>
    </style:style>
    <style:style style:name="P5" style:family="paragraph" style:parent-style-name="Standard">
      <style:paragraph-properties fo:margin-top="0.1665in" fo:margin-bottom="0.0835in" fo:text-align="justify"/>
      <style:text-properties style:font-name="Arial" fo:font-size="14.0pt"/>
    </style:style>
    <style:style style:name="P6"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New Roman" fo:font-size="12.0pt"/>
    </style:style>
    <style:style style:name="P7" style:family="paragraph" style:parent-style-name="Standard">
      <style:paragraph-properties fo:margin-left="1.0000in" fo:text-align="justify" fo:text-indent="-1.0000in">
        <style:tab-stops>
          <style:tab-stop style:position="0.6528in"/>
          <style:tab-stop style:position="1.0000in"/>
        </style:tab-stops>
      </style:paragraph-properties>
      <style:text-properties style:font-name="Times New Roman" fo:font-size="12.0pt"/>
    </style:style>
    <style:style style:name="P8" style:family="paragraph" style:parent-style-name="Standard">
      <style:paragraph-properties fo:margin-left="1.0000in" fo:text-indent="-1.0000in">
        <style:tab-stops>
          <style:tab-stop style:position="0.6528in"/>
          <style:tab-stop style:position="1.0000in"/>
        </style:tab-stops>
      </style:paragraph-properties>
      <style:text-properties style:font-name="Times New Roman" fo:font-size="12.0pt"/>
    </style:style>
    <style:style style:name="P9"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fo:font-weight="bold" fo:font-weight-asian="bold" fo:font-weight-complex="bold"/>
    </style:style>
    <style:style style:name="T3" style:family="text">
      <style:text-properties fo:font-style="italic" fo:font-style-asian="italic" fo:font-style-complex="italic"/>
    </style:style>
    <style:style style:name="T4" style:family="text">
      <style:text-properties fo:font-weight="bold" fo:font-weight-asian="bold" fo:font-weight-complex="bold" style:text-underline-style="solid"/>
    </style:style>
    <style:style style:name="T5" style:family="text">
      <style:text-properties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Aplicación para transferencia de ficheros</text:span></text:p>
      <text:p text:style-name="P2"/>
      <text:p text:style-name="P3"><text:span text:style-name="T2">Descripción:</text:span></text:p>
      <text:p text:style-name="P4">Esta aplicación dará la posibilidad de consultar los ficheros disponibles en un servidor; <text:s/>bajar uno de esos ficheros, o borrarlo. Para poder borrar un fichero existente en el servidor, el usuario tendrá que estar autenticado. Sin embargo, cualquiera podrá bajarse un fichero utilizando para ello un usuario especial “anonimous” que acepta cualquier cosa como clave de paso (<text:span text:style-name="T3">password</text:span>). Todos los ficheros estarán ubicados en la carpeta de trabajo del servidor y no habrá opción de gestión de carpetas. La aplicación usará TCP como protocolo de transporte.</text:p>
      <text:p text:style-name="P5"><text:span text:style-name="T2">Protocolo:</text:span></text:p>
      <text:p text:style-name="P4"><text:span text:style-name="T4">Sintaxis y semántica:</text:span></text:p>
      <text:p text:style-name="P4">Todos los comandos, respuestas y parámetros serán cadenas de caracteres ASCII. Los ficheros, sin embargo, podrán contener cualquier tipo de datos. Todos los comandos serán de 4 caracteres y las respuestas de 2. Los parámetros irán seguidos de los comandos y las respuestas, sin ningún tipo de separación.</text:p>
      <text:p text:style-name="P4">En general, para indicar el fin del mensaje (comando o respuesta) se utilizará el carácter de salto de línea. Como este carácter es diferente según el sistema operativo, utilizaremos el mismo estándar definido por <text:span text:style-name="T3">Telnet</text:span>, es decir, los bytes 13 y 10 (0x0D 0x0A o también conocidos como CR+LF, o los caracteres '\r' y '\n' del lenguaje de programación C).</text:p>
      <text:p text:style-name="P4">A continuación se realizan una serie de aclaraciones respecto a la sintaxis utilizada en este protocolo:</text:p>
      <text:list text:style-name="L1">
        <text:list-item>
          <text:p text:style-name="P6">En todos los mensajes donde no se envía el contenido de un fichero habrá que añadir un salto de línea al final del mensaje.</text:p>
        </text:list-item>
        <text:list-item>
          <text:p text:style-name="P6">Cuando el servidor responda enviando una lista de ficheros, el mensaje deberá seguir el siguiente formato:</text:p>
          <text:list>
            <text:list-item>
              <text:p text:style-name="P7">Después de la respuesta y antes de la lista de ficheros deberá haber un salto de línea.</text:p>
            </text:list-item>
            <text:list-item>
              <text:p text:style-name="P8">La lista se dividirá en varias líneas. Cada línea contendrá la información de un único fichero en el siguiente formato: primero el nombre del fichero, luego el carácter '?' como separador, y finalmente el tamaño del fichero (en bytes) en formato ASCII.</text:p>
            </text:list-item>
            <text:list-item>
              <text:p text:style-name="P7">Para indicar el final de este mensaje también habrá que usar un salto de línea, por lo que la lista finalizará con una línea vacía.</text:p>
            </text:list-item>
          </text:list>
        </text:list-item>
        <text:list-item>
          <text:p text:style-name="P6">Los mensajes que envían el contenido de un fichero deberán llevar un salto de línea después de la respuesta (OK) y antes del contenido del fichero.</text:p>
        </text:list-item>
        <text:list-item>
          <text:p text:style-name="P9"/>
        </text:list-item>
      </text:list>
      <text:p text:style-name="P2"><text:span text:style-name="T5"/></text:p>
      <text:p text:style-name="P2"><text:span text:style-name="T5"/></text:p>
      <text:p text:style-name="P2"><text:span text:style-name="T5">Comandos:</text:span></text:p>
      <table:table table:name="Table1" table:style-name="Table1">
        <table:table-column table:style-name="TableColumn1"/>
        <table:table-column table:style-name="TableColumn1"/>
        <table:table-column table:style-name="TableColumn1"/>
        <table:table-row>
          <table:table-cell table:style-name="TableCell1">
            <text:p text:style-name="P2"><text:span text:style-name="T1">Comando</text:span></text:p>
          </table:table-cell>
          <table:table-cell table:style-name="TableCell1">
            <text:p text:style-name="P2"><text:span text:style-name="T1">Parámetros</text:span></text:p>
          </table:table-cell>
          <table:table-cell table:style-name="TableCell1">
            <text:p text:style-name="P2"><text:span text:style-name="T1">Descripción/ Semántica</text:span></text:p>
          </table:table-cell>
        </table:table-row>
        <table:table-row>
          <table:table-cell table:style-name="TableCell1">
            <text:p text:style-name="P2">USER</text:p>
          </table:table-cell>
          <table:table-cell table:style-name="TableCell1">
            <text:p text:style-name="P2">Usuario</text:p>
          </table:table-cell>
          <table:table-cell table:style-name="TableCell1">
            <text:p text:style-name="P2">Solicitud de apertura de sesión. Identificación del usuario.</text:p>
          </table:table-cell>
        </table:table-row>
        <table:table-row>
          <table:table-cell table:style-name="TableCell1">
            <text:p text:style-name="P2">PASS</text:p>
          </table:table-cell>
          <table:table-cell table:style-name="TableCell1">
            <text:p text:style-name="P2">Clave de paso</text:p>
          </table:table-cell>
          <table:table-cell table:style-name="TableCell1">
            <text:p text:style-name="P2">Autenticación del usuario.</text:p>
          </table:table-cell>
        </table:table-row>
        <table:table-row>
          <table:table-cell table:style-name="TableCell1">
            <text:p text:style-name="P2">LIST</text:p>
          </table:table-cell>
          <table:table-cell table:style-name="TableCell1">
            <text:p text:style-name="P2"/>
          </table:table-cell>
          <table:table-cell table:style-name="TableCell1">
            <text:p text:style-name="P2">Solicitud de listado de ficheros.</text:p>
          </table:table-cell>
        </table:table-row>
        <table:table-row>
          <table:table-cell table:style-name="TableCell1">
            <text:p text:style-name="P2">DOWN</text:p>
          </table:table-cell>
          <table:table-cell table:style-name="TableCell1">
            <text:p text:style-name="P2">Nom_fichero</text:p>
          </table:table-cell>
          <table:table-cell table:style-name="TableCell1">
            <text:p text:style-name="P2">Solicitud de descarga de fichero del servidor.</text:p>
          </table:table-cell>
        </table:table-row>
        <table:table-row>
          <table:table-cell table:style-name="TableCell1">
            <text:p text:style-name="P2">DOW2</text:p>
          </table:table-cell>
          <table:table-cell table:style-name="TableCell1">
            <text:p text:style-name="P2"/>
          </table:table-cell>
          <table:table-cell table:style-name="TableCell1">
            <text:p text:style-name="P2">Confirmación de descarga de fichero del servidor.</text:p>
          </table:table-cell>
        </table:table-row>
        <table:table-row>
          <table:table-cell table:style-name="TableCell1">
            <text:p text:style-name="P2">DELE</text:p>
          </table:table-cell>
          <table:table-cell table:style-name="TableCell1">
            <text:p text:style-name="P2">Nom_fichero</text:p>
          </table:table-cell>
          <table:table-cell table:style-name="TableCell1">
            <text:p text:style-name="P2">Solicitud para borrar un fichero del servidor.</text:p>
          </table:table-cell>
        </table:table-row>
        <table:table-row>
          <table:table-cell table:style-name="TableCell1">
            <text:p text:style-name="P2">EXIT</text:p>
          </table:table-cell>
          <table:table-cell table:style-name="TableCell1">
            <text:p text:style-name="P2"/>
          </table:table-cell>
          <table:table-cell table:style-name="TableCell1">
            <text:p text:style-name="P2">Solicitud de cierre de sesión.</text:p>
          </table:table-cell>
        </table:table-row>
      </table:table>
      <text:p text:style-name="P2"/>
      <text:p text:style-name="P2"/>
      <text:p text:style-name="P2">ADD <text:tab/><text:tab/><text:tab/><text:tab/><text:tab/><text:tab/><text:tab/><text:tab/><text:tab/><text:tab/><text:tab/><text:tab/><text:tab/><text:tab/>Nombre del fichero<text:tab/><text:tab/><text:tab/><text:tab/><text:tab/><text:tab/><text:tab/><text:tab/><text:tab/><text:tab/><text:tab/><text:tab/>Solicitud de añadir un fichero </text:p>
      <text:p text:style-name="P2">ADD2 <text:tab/><text:tab/><text:tab/><text:tab/><text:tab/><text:tab/><text:tab/><text:tab/><text:tab/><text:tab/><text:tab/><text:tab/><text:tab/><text:tab/>Peso del fichero/Data del fichero <text:tab/><text:tab/><text:tab/><text:tab/><text:tab/><text:tab/><text:tab/><text:tab/><text:tab/><text:tab/>Enviar peso del archivo e información</text:p>
      <text:p text:style-name="P2"/>
      <text:p text:style-name="P2"/>
      <text:p text:style-name="P2"><text:span text:style-name="T5">Respuestas:</text:span></text:p>
      <table:table table:name="Table2" table:style-name="Table1">
        <table:table-column table:style-name="TableColumn1"/>
        <table:table-column table:style-name="TableColumn1"/>
        <table:table-column table:style-name="TableColumn1"/>
        <table:table-row>
          <table:table-cell table:style-name="TableCell1">
            <text:p text:style-name="P2"><text:span text:style-name="T1">Respuesta</text:span></text:p>
          </table:table-cell>
          <table:table-cell table:style-name="TableCell1">
            <text:p text:style-name="P2"><text:span text:style-name="T1">Parámetros</text:span></text:p>
          </table:table-cell>
          <table:table-cell table:style-name="TableCell1">
            <text:p text:style-name="P2"><text:span text:style-name="T1">Descripción/ Semántica</text:span></text:p>
          </table:table-cell>
        </table:table-row>
        <table:table-row>
          <table:table-cell table:style-name="TableCell1">
            <text:p text:style-name="P2">OK</text:p>
          </table:table-cell>
          <table:table-cell table:style-name="TableCell1">
            <text:p text:style-name="P2">Lista_ficheros o</text:p>
            <text:p text:style-name="P2">Fichero o</text:p>
            <text:p text:style-name="P2">Tamaño_fichero o</text:p>
            <text:p text:style-name="P2">nada</text:p>
          </table:table-cell>
          <table:table-cell table:style-name="TableCell1">
            <text:p text:style-name="P2">Respuesta positiva. Todo ha ido correctamente.</text:p>
            <text:p text:style-name="P2"/>
          </table:table-cell>
        </table:table-row>
        <table:table-row>
          <table:table-cell table:style-name="TableCell1">
            <text:p text:style-name="P2">ER</text:p>
          </table:table-cell>
          <table:table-cell table:style-name="TableCell1">
            <text:p text:style-name="P2">Código de error</text:p>
          </table:table-cell>
          <table:table-cell table:style-name="TableCell1">
            <text:p text:style-name="P2">Respuesta negativa. Ha habido algún problema.</text:p>
          </table:table-cell>
        </table:table-row>
      </table:table>
      <text:p text:style-name="P2"/>
      <text:p text:style-name="P4"><text:span text:style-name="T4">Procedimientos:</text:span></text:p>
      <text:p text:style-name="P4">Después de haberse establecido la conexión TCP entre cliente y servidor, será el cliente el que tome la iniciativa y lo único que podrá hacer es solicitar la apertura de sesión identificando al usuario, por tanto, USER es el único comando que puede enviar.</text:p>
      <text:p text:style-name="P4">En cualquier momento el servidor puede recibir un comando que no espera o un comando desconocido. En estos casos, el servidor deberá responder con el código de error 1 y todo procedimiento que hubiera sido comenzado será cancelado. Sin embargo, este tipo de error no supondrá el cierre de la sesión abierta.</text:p>
      <text:p text:style-name="P4"/>
      <text:p text:style-name="P4"><text:span text:style-name="T5">Apertura de sesión</text:span></text:p>
      <text:p text:style-name="P4">El cliente enviará el comando USER seguido de la cuenta de usuario. Si el usuario no es conocido, el servidor responderá de forma negativa con el código de error 2. En caso contrario, enviará una respuesta positiva sin parámetros. En caso de error, el usuario podrá volver a enviar el comando USER a través de la misma conexión o, si no, cerrar ésta.</text:p>
      <text:p text:style-name="P4">Si la respuesta ha sido positiva, el cliente tendrá que enviar el comando PASS con la clave de paso del usuario (<text:span text:style-name="T3">password</text:span>). Si el <text:span text:style-name="T3">password </text:span>no es correcto, el servidor enviará una respuesta negativa con el código de error 3 y el procedimiento volverá al principio. Es decir, el usuario podrá enviar el comando USER o cerrar la conexión con el servidor. Si todo ha ido bien el servidor enviará una respuesta positiva y la sesión de aplicación se considerará abierta, con lo que, de aquí en adelante, el resto de comandos podrán ser enviados (nunca ya USER y PASS).</text:p>
      <text:p text:style-name="P4"/>
      <text:p text:style-name="P4"><text:span text:style-name="T5">Cierre de sesión</text:span></text:p>
      <text:p text:style-name="P4">El cliente podrá solicitar el cierre de la sesión de aplicación enviando el comando EXIT. El servidor está dispuesto a aceptar este comando en cualquier momento y responderá siempre de forma positiva. En todos los casos, la sesión se dará por cerrada y ambos extremos cerrarán la conexión TCP abierta.</text:p>
      <text:p text:style-name="P4"/>
      <text:p text:style-name="P4"><text:span text:style-name="T5">Solicitud de listado de ficheros</text:span></text:p>
      <text:p text:style-name="P4">Para conocer la lista de ficheros disponibles en el servidor, el cliente enviará el comando LIST. En caso de que hubiera cualquier problema el servidor responderá con una respuesta negativa y el código de error 4 y, si no, con una respuesta positiva y la lista de ficheros siguiendo las normas indicadas anteriormente.</text:p>
      <text:p text:style-name="P4"/>
      <text:p text:style-name="P4"><text:span text:style-name="T5">Solicitud de descarga de fichero del servidor</text:span></text:p>
      <text:p text:style-name="P4">El cliente enviará el comando DOWN y el nombre del fichero que quiere descargar. Si el servidor no encuentra el fichero, responderá de forma negativa con el código de error 5. Si todo ha ido bien, la respuesta será positiva indicando el tamaño en bytes del fichero solicitado.</text:p>
      <text:p text:style-name="P4">El cliente, si todo ha ido bien, confirmará su solicitud con el comando DOW2 y el servidor responderá con una respuesta positiva seguida del contenido del fichero solicitado. En caso de que haya algún error enviará una respuesta negativa con el código de error 6.</text:p>
      <text:p text:style-name="P4"/>
      <text:p text:style-name="P4"><text:span text:style-name="T5">Solicitud de borrado de fichero en el servidor</text:span></text:p>
      <text:p text:style-name="P4">El cliente enviará el comando DELE seguido del nombre del fichero a borrar. Si el usuario es anónimo, la operación será cancelada respondiendo negativamente con el código de error 7. En caso de cualquier otro error el servidor responderá con el código de error 8. En caso de que todo sea correcto, enviará una respuesta positiva.</text:p>
      <text:p text:style-name="P2"/>
      <text:p text:style-name="P2"><text:span text:style-name="T5">Solicitud de añadir fichero:</text:span></text:p>
      <text:p text:style-name="P2"><text:span text:style-name="T5"/></text:p>
      <text:p text:style-name="P2">El cliente enviara un comando ADD con el nombre del fichero a añadir. Si el usuario manda un archivo que ya existe en el servidor, el servidor rechazara la petición. Después de enviar el primer add si el servidor responde con un OK, el cliente volverá a enviar una ADD2 con el tamaño del archivo, si el servidor devuelve un OK el cliente, finalmente, envarara la información del archivo. Una vez finalizado el servidor responde con un OK, en caso contrario, responde con un erro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2</meta:generator>
    <meta:initial-creator>Ibai </meta:initial-creator>
  </office:meta>
</office:document-meta>
</file>